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9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9" style:parent-style-name="Textbody" style:family="paragraph">
      <style:paragraph-properties fo:line-height="150%" fo:text-indent="0.4923in"/>
    </style:style>
    <style:style style:name="T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6" style:parent-style-name="Textbody" style:family="paragraph">
      <style:paragraph-properties fo:line-height="150%" fo:text-indent="0.4923in"/>
    </style:style>
    <style:style style:name="T5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P61" style:parent-style-name="Textbody" style:family="paragraph">
      <style:paragraph-properties fo:line-height="150%"/>
    </style:style>
    <style:style style:name="P6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6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" style:parent-style-name="Textbody" style:family="paragraph">
      <style:paragraph-properties fo:line-height="150%" fo:text-indent="0.4923in"/>
    </style:style>
    <style:style style:name="T7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9" style:parent-style-name="Textbody" style:family="paragraph">
      <style:paragraph-properties fo:line-height="150%" fo:text-indent="0.4923in"/>
    </style:style>
    <style:style style:name="T8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8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8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4" style:parent-style-name="Textbody" style:family="paragraph">
      <style:paragraph-properties fo:line-height="150%" fo:text-indent="0.4923in"/>
    </style:style>
    <style:style style:name="T9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0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1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7" style:parent-style-name="Textbody" style:family="paragraph">
      <style:paragraph-properties fo:line-height="150%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25" style:parent-style-name="Textbody" style:family="paragraph">
      <style:paragraph-properties fo:line-height="150%" fo:text-indent="0.4923in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P13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3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3" style:parent-style-name="Textbody" style:family="paragraph">
      <style:paragraph-properties fo:line-height="150%" fo:text-indent="0.4923in"/>
    </style:style>
    <style:style style:name="T13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3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36" style:parent-style-name="Textbody" style:family="paragraph">
      <style:paragraph-properties fo:line-height="150%" fo:text-indent="0.4923in"/>
    </style:style>
    <style:style style:name="T13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8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P14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4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6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7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4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5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3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54" style:parent-style-name="Textbody" style:family="paragraph">
      <style:paragraph-properties fo:line-height="150%" fo:margin-left="0.2604in" fo:text-indent="0.2319in">
        <style:tab-stops/>
      </style:paragraph-properties>
      <style:text-properties fo:font-size="14pt" style:font-size-asian="14pt" style:font-size-complex="14pt"/>
    </style:style>
    <style:style style:name="P155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6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7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8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8" style:parent-style-name="Textbody" style:family="paragraph">
      <style:paragraph-properties fo:line-height="150%" fo:text-indent="0.4923in"/>
    </style:style>
    <style:style style:name="T16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7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71" style:parent-style-name="Textbody" style:family="paragraph">
      <style:paragraph-properties fo:line-height="150%" fo:text-indent="0.4923in"/>
    </style:style>
    <style:style style:name="T17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7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78" style:parent-style-name="Textbody" style:family="paragraph">
      <style:paragraph-properties fo:line-height="150%" fo:text-indent="0.4923in"/>
    </style:style>
    <style:style style:name="T17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1" style:parent-style-name="Textbody" style:family="paragraph">
      <style:paragraph-properties fo:line-height="150%" fo:text-indent="0.4923in"/>
    </style:style>
    <style:style style:name="T18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88" style:parent-style-name="Textbody" style:family="paragraph">
      <style:paragraph-properties fo:line-height="150%" fo:text-indent="0.4923in"/>
    </style:style>
    <style:style style:name="T18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P1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9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9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9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9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00" style:parent-style-name="Textbody" style:family="paragraph">
      <style:paragraph-properties fo:line-height="150%" fo:text-indent="0.4923in"/>
    </style:style>
    <style:style style:name="T20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0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0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0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0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0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0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1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1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1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1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1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1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1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2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2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2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2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2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2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2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2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2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2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3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31" style:parent-style-name="Textbody" style:family="paragraph">
      <style:paragraph-properties fo:line-height="150%" fo:text-indent="0.4923in"/>
    </style:style>
    <style:style style:name="T23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3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3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3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3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3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4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4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4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4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4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4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4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4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4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4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5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5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5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5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5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5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5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5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5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5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6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61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26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263" style:parent-style-name="Textbody" style:family="paragraph">
      <style:paragraph-properties fo:line-height="150%"/>
      <style:text-properties fo:font-size="14pt" style:font-size-asian="14pt" style:font-size-complex="14pt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2">Томский государственный университет систем управления и</text:p>
      <text:p text:style-name="P3">радиоэлектроники</text:p>
      <text:p text:style-name="P4"/>
      <text:p text:style-name="P5">Кафедра автоматизированных систем управления</text:p>
      <text:p text:style-name="P6"/>
      <text:p text:style-name="P7"/>
      <text:p text:style-name="P8">Лабораторная работа №1</text:p>
      <text:p text:style-name="P9">«Составление технического задания и соглашения о требованиях»</text:p>
      <text:p text:style-name="P10">по дисциплине «Технология разработки программного обеспечения»</text:p>
      <text:p text:style-name="P11"/>
      <text:p text:style-name="P12">учебное пособие В.Т. Калайда, В.В. Романенко</text:p>
      <text:p text:style-name="P13">«Технология разработки программного »</text:p>
      <text:p text:style-name="P14"/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05.11.2018</text:p>
      <text:p text:style-name="P21"/>
      <text:p text:style-name="P22"/>
      <text:p text:style-name="P23">г. Среднеуральск 2018</text:p>
      <text:p text:style-name="P24">Содержание</text:p>
      <text:list text:style-name="LFO1" text:continue-numbering="true">
        <text:list-item>
          <text:p text:style-name="P25">Введение</text:p>
        </text:list-item>
        <text:list-item>
          <text:p text:style-name="P26">Основание для разработки</text:p>
        </text:list-item>
        <text:list-item>
          <text:p text:style-name="P27">Назначение разработки</text:p>
        </text:list-item>
        <text:list-item>
          <text:p text:style-name="P28">Требования к программе или программному изделию</text:p>
        </text:list-item>
        <text:list-item>
          <text:p text:style-name="P29">Требования к программной документации</text:p>
        </text:list-item>
        <text:list-item>
          <text:p text:style-name="P30">Технико-экономические показатели</text:p>
        </text:list-item>
        <text:list-item>
          <text:p text:style-name="P31">Стадии и этапы разработки</text:p>
        </text:list-item>
      </text:list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1 Техническое задание</text:p>
      <text:p text:style-name="P48">1.1 Введение</text:p>
      <text:p text:style-name="P49"><text:span text:style-name="T50">Разрабатываемое программное обеспечение – конвертор<text:s/></text:span><text:span text:style-name="T51">IMS</text:span><text:span text:style-name="T52"><text:s/>(далее –<text:s/></text:span><text:span text:style-name="T53">MigrateIMS</text:span><text:span text:style-name="T54">), предназначен для конвертирования исходного формата данных в новый формат данных, с использованием заданных правил</text:span><text:span text:style-name="T55"><text:s/>преобразования.</text:span></text:p>
      <text:p text:style-name="P56"><text:span text:style-name="T57">Конвертор<text:s/></text:span><text:span text:style-name="T58">MigrateIMS</text:span><text:span text:style-name="T59"><text:s/>предназначен для помощи техническому персоналу телефонных станций (далее – АТС), для выполнения</text:span><text:span text:style-name="T60"><text:s/>автоматического конвертирования исходной базы абонентских номеров, существующего телефонного коммутационного оборудования 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61"/>
      <text:p text:style-name="P62"/>
      <text:p text:style-name="P63">1.2 Основание для разработки</text:p>
      <text:p text:style-name="P64">Разработка ведётся на основании следующих<text:s/>документов:</text:p>
      <text:list text:style-name="LFO2" text:continue-numbering="true">
        <text:list-item>
          <text:p text:style-name="P65">Данное техническое задание</text:p>
        </text:list-item>
      </text:list>
      <text:p text:style-name="P66"/>
      <text:p text:style-name="P67">1.3 Назначение разработки</text:p>
      <text:p text:style-name="P68">Функциональное и эксплуатационное назначение программы:</text:p>
      <text:p text:style-name="P69"><text:span text:style-name="T70">Данная программа предназначена для преобразования исходной базы данных, в новый формат, пригодный для импортирования в БД программного</text:span><text:span text:style-name="T71"><text:s/>коммутатора<text:s/></text:span><text:span text:style-name="T72">vIMS</text:span><text:span text:style-name="T73">.</text:span></text:p>
      <text:p text:style-name="P74"/>
      <text:p text:style-name="P75"/>
      <text:p text:style-name="P76"/>
      <text:p text:style-name="P77"/>
      <text:p text:style-name="P78">1.4 Технические требование к программе или программному изделию</text:p>
      <text:p text:style-name="P79"><text:span text:style-name="T80">1.4.1<text:s/></text:span><text:span text:style-name="T81">Требования к функциональным характеристикам</text:span></text:p>
      <text:p text:style-name="P82"><text:s/><text:tab/>- Программа может работать как в консольном, так и в графическом режимах.</text:p>
      <text:p text:style-name="P83">- В графическом режиме должны поддерживаться работа с клавиатурой и манипулятором типа «мышь».</text:p>
      <text:p text:style-name="P84">- Программа должна генерировать данные, в формате, пригодном для последующего импорта в БД vIMS.</text:p>
      <text:p text:style-name="P85">- Программа должна иметь возможность поддерживать работу с разными типами и форматами входных данных в зависимости от типа АТС.</text:p>
      <text:p text:style-name="P86">- Правила интерпретации атрибутов из исходных структур данных в новые структуры, должны описываться в конфигурационных файлах (далее - <text:s/>шаблонах).</text:p>
      <text:p text:style-name="P87">- Программа должна иметь возможность работать с разными наборами шаблонов.</text:p>
      <text:p text:style-name="P88">- Программа должна считывать настройки и правила обработки (шаблоны) из конфигурационного файла.</text:p>
      <text:p text:style-name="P89">- Программа должна иметь возможность выполнять конфигурирование шаблонов и формирование конфигурационного файла в графическом режиме.</text:p>
      <text:p text:style-name="P90">- Для каждого сеанса работы должен<text:s/>формироваться журнал, в который записываются все служебные сообщения, а также информация об аварийных ситуациях, связанная с выполнением процесса обработки или возникающих проблемах в обработке данных. Для каждой записи генерируется штамп времени и уровень<text:s/>логирования.</text:p>
      <text:p text:style-name="P91">- Программа должна иметь возможность просмотра журнала в графическом режиме.</text:p>
      <text:p text:style-name="P92"/>
      <text:p text:style-name="P93"/>
      <text:p text:style-name="P94"><text:span text:style-name="T95">1.4.2<text:s/></text:span><text:span text:style-name="T96">Требования к надёжности</text:span></text:p>
      <text:p text:style-name="P97">- надежность выдачи правильных результатов проверяется выполнением интеграционных тестов.</text:p>
      <text:p text:style-name="P98">- Контроль выходных данных проверяется на предмет вхождения каждого информационного атрибута в разрешённый диапазон.</text:p>
      <text:p text:style-name="P99">- Ошибочные действия пользователя, неверные значения конфигурационных данных, неверный формат или тип входных данных записываются в лог-файл, а также выводятся в консоль или отображаются в графическом интерфейсе для информирования пользователя в процессе работы.</text:p>
      <text:p text:style-name="P100"/>
      <text:p text:style-name="P101">1.4.3 Требования к эксплуатации</text:p>
      <text:p text:style-name="P102">- Пользователь должен иметь уверенные навыки работы с компьютером.</text:p>
      <text:p text:style-name="P103">- Персонал, выполняющий работы по конвертированию данных должен иметь<text:s/>достаточную квалификацию и знания по работе с продуктом vIMS.</text:p>
      <text:p text:style-name="P104">- Уметь выполнять групповой импорт абонентов в БД vIMS, знать тип и формат данных формируемых для импорта в БД vIMS.</text:p>
      <text:p text:style-name="P105">- Уметь разбираться в структуре входных данных, подаваемых на вход конвертера.</text:p>
      <text:p text:style-name="P106">- Уметь составлять правила конвертирования.</text:p>
      <text:p text:style-name="P107"/>
      <text:p text:style-name="P108"/>
      <text:p text:style-name="P109"/>
      <text:p text:style-name="P110"/>
      <text:p text:style-name="P111"/>
      <text:p text:style-name="P112"/>
      <text:p text:style-name="P113">1.4.4 Требования к составу и параметрам технических средств</text:p>
      <text:p text:style-name="P114">Программное обеспечение разрабатывается для персональной ЭВМ (IBM PC - <text:s/>совместимой) с характеристиками не ниже:</text:p>
      <text:p text:style-name="P115"><text:tab/>- процессор с частотой 1ГГц;</text:p>
      <text:p text:style-name="P116"><text:tab/>- объем ОЗУ 4Гб;</text:p>
      <text:p text:style-name="P117"><text:span text:style-name="T118"><text:tab/>- графический адаптер<text:s/></text:span><text:span text:style-name="T119">SVGA</text:span><text:span text:style-name="T120">;</text:span></text:p>
      <text:p text:style-name="P121"><text:tab/>- клавиатура и манипулятор типа «мышь»;</text:p>
      <text:p text:style-name="P122"><text:tab/>- сетевой адаптер Ethernet;</text:p>
      <text:p text:style-name="P123"/>
      <text:p text:style-name="P124">1.4.5 Требования к информационной и программной совмести</text:p>
      <text:p text:style-name="P125"><text:span text:style-name="T126">- операционная система (</text:span><text:span text:style-name="T127">Windows</text:span><text:span text:style-name="T128">-10,<text:s/></text:span><text:span text:style-name="T129">Linux</text:span><text:span text:style-name="T130">)</text:span></text:p>
      <text:p text:style-name="P131">- Язык программирования - Python с<text:s/>версией не ниже 3.6.х.<text:s/></text:p>
      <text:p text:style-name="P132"/>
      <text:p text:style-name="P133"><text:span text:style-name="T134">1.5<text:s/></text:span><text:span text:style-name="T135">Требования к программной документации</text:span></text:p>
      <text:p text:style-name="P136"><text:span text:style-name="T137">Комплект документации поставляться в составе дистрибутива. Документация оформляется в структуру файлов и каталогов в формате<text:s/></text:span><text:span text:style-name="T138">reStructuredText</text:span><text:span text:style-name="T139"><text:s/>и должна содержать следующие пункты:</text:span></text:p>
      <text:p text:style-name="P140">- Описание<text:s/>процедуры установки необходимой версии интерпретатора Python.</text:p>
      <text:p text:style-name="P141">- Описание процедуры установки программы.</text:p>
      <text:p text:style-name="P142">- Общее описание процесса конвертирования.</text:p>
      <text:p text:style-name="P143">- Описание синтаксиса командной строки.</text:p>
      <text:p text:style-name="P144">- Описание подготовки исходных данных в зависимости от типа конвертируемой АТС.<text:s/></text:p>
      <text:p text:style-name="P145">- Описание структуры шаблонов с правилами преобразования и заполнения.</text:p>
      <text:p text:style-name="P146">- Описание вариантов использования конвертера.</text:p>
      <text:p text:style-name="P147">- Формат использования документации - статические HTML страницы.</text:p>
      <text:p text:style-name="P148"/>
      <text:p text:style-name="P149">1.6 Технико-экономические показатели</text:p>
      <text:p text:style-name="P150">Программа является узкоспециализированной и не имеет аналогов.</text:p>
      <text:p text:style-name="P151">Использование данной программы для конвертирования больших массивов данных абонентов в разы сокращает временной интервал процедур подготовки и переноса, что уменьшает временные и ресурсные затраты персонала, а также<text:s/>позволяет максимально уменьшить время простоя связи для абонентов переключаемой АТС.</text:p>
      <text:p text:style-name="P152"/>
      <text:list text:style-name="LFO3" text:continue-numbering="true">
        <text:list-item>
          <text:list>
            <text:list-item>
              <text:p text:style-name="P153">Стадии и этапы разработки</text:p>
            </text:list-item>
          </text:list>
        </text:list-item>
      </text:list>
      <text:p text:style-name="P154">- Ознакомление со стандартами и протоколами VIMS, используемыми для миграции абонентов в БД, а также структурой исходных данных переключаемой<text:s/>АТС.</text:p>
      <text:p text:style-name="P155">- Разработка концептуальной модели функционирования будущей программы.</text:p>
      <text:p text:style-name="P156">- Непосредственная разработка законченного программного средства (рабочий проект).</text:p>
      <text:p text:style-name="P157">- Отладка и тестирование.</text:p>
      <text:p text:style-name="P158">- Внедрение.</text:p>
      <text:p text:style-name="P159"/>
      <text:p text:style-name="P160"/>
      <text:p text:style-name="P161"/>
      <text:p text:style-name="P162"/>
      <text:p text:style-name="P163"/>
      <text:p text:style-name="P164"/>
      <text:p text:style-name="P165">2<text:s/>Соглашение о требованиях</text:p>
      <text:p text:style-name="P166">2.1 Описание программного изделия</text:p>
      <text:p text:style-name="P167">2.1.1 Наименование и шифры изделия</text:p>
      <text:p text:style-name="P168"><text:span text:style-name="T169">2.1.1.1<text:s/></text:span><text:span text:style-name="T170">Полное наименование изделия</text:span></text:p>
      <text:p text:style-name="P171"><text:span text:style-name="T172">Переносимая</text:span><text:span text:style-name="T173"><text:s/>программа конвертирования абонентской базы</text:span><text:span text:style-name="T174"><text:s/>разных типов АТС в формат для импорта в виртуальный узел коммутации<text:s/></text:span><text:span text:style-name="T175">vIMS</text:span><text:span text:style-name="T176">.</text:span></text:p>
      <text:p text:style-name="P177">2.1.1.2 Сокращенные наименования</text:p>
      <text:p text:style-name="P178"><text:span text:style-name="T179">MigrateIMS</text:span><text:span text:style-name="T180">.</text:span></text:p>
      <text:p text:style-name="P181"><text:span text:style-name="T182">2.1.1.3<text:s/></text:span><text:span text:style-name="T183">Шифры изделия</text:span></text:p>
      <text:p text:style-name="P184">Отсутствуют.</text:p>
      <text:p text:style-name="P185">2.1.1.4 Шифры проекта</text:p>
      <text:p text:style-name="P186">Отсутствуют.</text:p>
      <text:p text:style-name="P187">2.1.2 Краткое описание изделия</text:p>
      <text:p text:style-name="P188"><text:span text:style-name="T189">Конвертор<text:s/></text:span><text:span text:style-name="T190">MigrateIMS</text:span><text:span text:style-name="T191"><text:s/>предназначен для помощи техническому персоналу телефонных станций (далее – АТС), для выполнения</text:span><text:span text:style-name="T192"><text:s/>автоматического конвертирования исходной базы абонентских номеров, существующего телефонного коммутационного оборудования 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193"/>
      <text:p text:style-name="P194">2.1.3 Сведения об авторском праве</text:p>
      <text:p text:style-name="P195">Не требуется.</text:p>
      <text:p text:style-name="P196">2.1.4 Результирующие компоненты изделия</text:p>
      <text:p text:style-name="P197">?</text:p>
      <text:p text:style-name="P198"/>
      <text:p text:style-name="P199">2.2 Цели</text:p>
      <text:p text:style-name="P200"><text:span text:style-name="T201">Поставленной задачей было написание программы, представляющей собой систему по обработке и преобразованию исходных</text:span><text:span text:style-name="T202"><text:s/>абонентских</text:span><text:span text:style-name="T203"><text:s/>данных</text:span><text:span text:style-name="T204"><text:s/></text:span><text:span text:style-name="T205">АТС</text:span><text:span text:style-name="T206"><text:s/>разного типа в<text:s/></text:span><text:span text:style-name="T207">заранее определённый формат выходных данных, используемый для последующего добавления в БД<text:s/></text:span><text:span text:style-name="T208">vIMS</text:span><text:span text:style-name="T209">.</text:span></text:p>
      <text:p text:style-name="P210">2.2.1 Согласование заявок на проверку</text:p>
      <text:p text:style-name="P211">2.2.1.1 Отклоненные заявки</text:p>
      <text:p text:style-name="P212">Отсутствуют.</text:p>
      <text:p text:style-name="P213">2.2.1.2 Принятые заявки</text:p>
      <text:p text:style-name="P214">Отсутствуют.</text:p>
      <text:p text:style-name="P215">2.2.2 Согласование заявок на расширение<text:s/>функциональных</text:p>
      <text:p text:style-name="P216">возможностей изделия</text:p>
      <text:p text:style-name="P217">2.2.2.1 Отклонённые заявки</text:p>
      <text:p text:style-name="P218">Отсутствуют.</text:p>
      <text:p text:style-name="P219">2.2.2.2 Принятые заявки</text:p>
      <text:p text:style-name="P220">Отсутствуют.</text:p>
      <text:p text:style-name="P221">2.2.3 Согласование заявок на внесение исправлений</text:p>
      <text:p text:style-name="P222">2.2.3.1 Отклонённые заявки</text:p>
      <text:p text:style-name="P223">Отсутствуют.</text:p>
      <text:p text:style-name="P224">2.2.4 Согласование планов</text:p>
      <text:p text:style-name="P225">2.2.4.1 Исключённые пункты плана</text:p>
      <text:p text:style-name="P226">Отсутствуют.</text:p>
      <text:p text:style-name="P227">2.2.4.2 Включенные пункты плана</text:p>
      <text:p text:style-name="P228">Отсутствуют.</text:p>
      <text:p text:style-name="P229">2.2.5 Перечень требований пользователя</text:p>
      <text:p text:style-name="P230">Заказчику требуется:</text:p>
      <text:p text:style-name="P231"><text:span text:style-name="T232">- Программа должна работать под любой операционной системой<text:s/></text:span><text:span text:style-name="T233">семейства<text:s/></text:span><text:span text:style-name="T234">Windows</text:span><text:span text:style-name="T235"><text:s/></text:span><text:span text:style-name="T236">или<text:s/></text:span><text:span text:style-name="T237">Linux</text:span><text:span text:style-name="T238">.</text:span></text:p>
      <text:p text:style-name="P239">-<text:s/>Программа должна поддерживать гибкое формирование исходных конфигурационных данных, в том числе, для разных типов АТС, с учетом доступных в системе обработчиков исходных данных для данного типа АТС.</text:p>
      <text:p text:style-name="P240">2.2.6 Рассмотренные альтернативы</text:p>
      <text:p text:style-name="P241">Альтернатив нет. Приложение является узкоспециализированным.</text:p>
      <text:p text:style-name="P242">2.2.7 Окупаемость капиталовложений</text:p>
      <text:p text:style-name="P243">Капиталовложений нет.</text:p>
      <text:p text:style-name="P244">2.3 Стратегия</text:p>
      <text:p text:style-name="P245">2.3.1 Соглашения относительно представления материала</text:p>
      <text:p text:style-name="P246">2.3.2 Генерируемое программное обеспечение</text:p>
      <text:p text:style-name="P247">2.3.3 Системное программное обеспечение</text:p>
      <text:p text:style-name="P248">2.3.4 Внутренние ограничения</text:p>
      <text:p text:style-name="P249">2.4 Используемые материалы</text:p>
      <text:p text:style-name="P250">2.4.1 Справочные документы</text:p>
      <text:p text:style-name="P251">2.5 Передача заказчику и ввод в действие</text:p>
      <text:p text:style-name="P252">2.5.1 Средства защиты права собственности на изделие</text:p>
      <text:p text:style-name="P253">2.5.2 Ресурсы, обеспечивающие ввод в действие</text:p>
      <text:p text:style-name="P254">2.5.3 Носители информации</text:p>
      <text:p text:style-name="P255">2.6 Тактика</text:p>
      <text:p text:style-name="P256">2.6.1 Взаимосвязи</text:p>
      <text:p text:style-name="P257">2.6.2 Техническая ревизионная комиссия</text:p>
      <text:p text:style-name="P258">2.6.3 Проверка изделия</text:p>
      <text:p text:style-name="P259">2.6.4 Обеспечение поддержки</text:p>
      <text:p text:style-name="P260">2.7 Извещение об изменении календарных сроков</text:p>
      <text:p text:style-name="P261"/>
      <text:p text:style-name="P262"/>
      <text:p text:style-name="P2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5902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benshchikov Oleg</dc:creator>
    <meta:creation-date>2018-11-05T07:49:00Z</meta:creation-date>
    <dc:date>2018-11-26T03:53:00Z</dc:date>
    <meta:template xlink:href="Normal.dotm" xlink:type="simple"/>
    <meta:editing-cycles>26</meta:editing-cycles>
    <meta:editing-duration>PT16560S</meta:editing-duration>
    <meta:document-statistic meta:page-count="1" meta:paragraph-count="17" meta:word-count="1290" meta:character-count="8627" meta:row-count="61" meta:non-whitespace-character-count="7354"/>
  </office:meta>
</office:document-meta>
</file>